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-0.25in" style:auto-text-indent="false" fo:background-color="#f9f9f9" fo:padding="0in" fo:border="none"/>
    </style:style>
    <style:style style:name="P2" style:family="paragraph" style:parent-style-name="Standard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0in" style:auto-text-indent="false" fo:background-color="#f9f9f9" fo:padding="0in" fo:border="none"/>
    </style:style>
    <style:style style:name="P3" style:family="paragraph" style:parent-style-name="Heading_20_3" style:master-page-name="Standard">
      <loext:graphic-properties draw:fill="solid" draw:fill-color="#f9f9f9"/>
      <style:paragraph-properties fo:margin-top="0.1945in" fo:margin-bottom="0.1807in" loext:contextual-spacing="false" fo:line-height="120%" fo:keep-together="auto" fo:orphans="0" fo:widows="0" style:page-number="1" fo:background-color="#f9f9f9" fo:padding="0in" fo:border="none" fo:keep-with-next="auto"/>
    </style:style>
    <style:style style:name="T1" style:family="text">
      <style:text-properties fo:color="#3d495c" style:font-name="Verdana" fo:font-size="13pt" fo:font-weight="bold" style:font-name-asian="Verdana1" style:font-size-asian="13pt" style:font-weight-asian="bold" style:font-name-complex="Verdana1" style:font-size-complex="13pt"/>
    </style:style>
    <style:style style:name="T2" style:family="text">
      <style:text-properties style:font-name="Verdana" fo:font-size="12pt" style:font-name-asian="Verdana1" style:font-size-asian="12pt" style:font-name-complex="Verdana1" style:font-size-complex="12pt"/>
    </style:style>
    <style:style style:name="T3" style:family="text">
      <style:text-properties style:font-name="Verdana" fo:font-size="10.5pt" style:font-name-asian="Verdana1" style:font-size-asian="10.5pt" style:font-name-complex="Verdana1" style:font-size-complex="10.5pt"/>
    </style:style>
    <style:style style:name="T4" style:family="text">
      <style:text-properties fo:color="#003be5" style:font-name="Verdana" fo:font-size="12pt" style:font-name-asian="Verdana1" style:font-size-asian="12pt" style:font-name-complex="Verdana1" style:font-size-complex="12pt"/>
    </style:style>
    <style:style style:name="T5" style:family="text">
      <style:text-properties fo:color="#e83e8c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808080" style:font-name="Verdana" fo:font-size="12pt" style:font-name-asian="Verdana1" style:font-size-asian="12pt" style:font-name-complex="Verdana1" style:font-size-complex="12pt"/>
    </style:style>
    <style:style style:name="T7" style:family="text">
      <style:text-properties fo:color="#808080" style:font-name="Verdana" fo:font-size="12pt" fo:font-style="italic" style:font-name-asian="Verdana1" style:font-size-asian="12pt" style:font-style-asian="italic" style:font-name-complex="Verdan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wbkofzyn97l3"/><text:span text:style-name="T1">Parte III - Processos &amp; Jobs</text:span></text:p>
      <text:list xml:id="list3801862376" text:style-name="WWNum1">
        <text:list-item>
          <text:p text:style-name="P1"><text:span text:style-name="T2">Liste todos os processos;</text:span></text:p>
        </text:list-item>
      </text:list>
      <text:p text:style-name="P2"><text:span text:style-name="T2">ps</text:span></text:p>
      <text:list xml:id="list172147525544123" text:continue-numbering="true" text:style-name="WWNum1">
        <text:list-item>
          <text:p text:style-name="P1"><text:span text:style-name="T2">Agora use o comando </text:span><text:a xlink:type="simple" xlink:href="https://linux.die.net/man/3/sleep" text:style-name="ListLabel_20_10" text:visited-style-name="ListLabel_20_10"><text:span text:style-name="T4">sleep </text:span></text:a><text:span text:style-name="T5">30</text:span><text:span text:style-name="T2"> </text:span><text:a xlink:type="simple" xlink:href="https://linuxhandbook.com/run-process-background/" text:style-name="ListLabel_20_10" text:visited-style-name="ListLabel_20_10"><text:span text:style-name="T4">&amp; </text:span></text:a><text:span text:style-name="T2">;</text:span></text:p>
        </text:list-item>
      </text:list>
      <text:p text:style-name="P2"><text:span text:style-name="T2">sleep 30 &amp;</text:span></text:p>
      <text:list xml:id="list172148547179997" text:continue-numbering="true" text:style-name="WWNum1">
        <text:list-item>
          <text:p text:style-name="P1"><text:span text:style-name="T2">Use a listagem de processos para encontrar o PID do processo que está executando o comando </text:span><text:span text:style-name="T5">sleep 30</text:span><text:span text:style-name="T2"> e termine a sua execução (mate o processo) ;</text:span></text:p>
        </text:list-item>
      </text:list>
      <text:p text:style-name="P2"><text:span text:style-name="T2">ps</text:span></text:p>
      <text:p text:style-name="P2"><text:span text:style-name="T2">kill </text:span><text:span text:style-name="T3">[PID]</text:span></text:p>
      <text:list xml:id="list172149357196457" text:continue-numbering="true" text:style-name="WWNum1">
        <text:list-item>
          <text:p text:style-name="P1"><text:span text:style-name="T2">Execute novamente o comando </text:span><text:span text:style-name="T5">sleep 30</text:span><text:span text:style-name="T2"> , mas agora sem o </text:span><text:span text:style-name="T5">&amp;</text:span><text:span text:style-name="T2"> . Depois, faça com que ele continue executando em background;</text:span></text:p>
        </text:list-item>
      </text:list>
      <text:p text:style-name="P2"><text:span text:style-name="T2">sleep 30</text:span></text:p>
      <text:p text:style-name="P2"><text:span text:style-name="T2">CTRL + Z //suspender o processo</text:span></text:p>
      <text:p text:style-name="P2"><text:span text:style-name="T2">jobs</text:span></text:p>
      <text:p text:style-name="P2"><text:span text:style-name="T2">bg %jobnumber</text:span></text:p>
      <text:list xml:id="list172148906170799" text:continue-numbering="true" text:style-name="WWNum1">
        <text:list-item>
          <text:p text:style-name="P1"><text:span text:style-name="T2">Crie um processo em background que rode o comando </text:span><text:span text:style-name="T5">sleep</text:span><text:span text:style-name="T2"> por 300 segundos.</text:span></text:p>
        </text:list-item>
      </text:list>
      <text:p text:style-name="P2"><text:span text:style-name="T2">sleep 300 &amp;</text:span></text:p>
      <text:list xml:id="list172149398580781" text:continue-numbering="true" text:style-name="WWNum1">
        <text:list-item>
          <text:p text:style-name="P1"><text:span text:style-name="T2">Crie mais dois processos que rodem o comando </text:span><text:span text:style-name="T5">sleep</text:span><text:span text:style-name="T2"> por 200 e 100 segundos, respectivamente.<text:line-break/></text:span><text:span text:style-name="T6">Você deve criá-los em </text:span><text:span text:style-name="T7">foreground </text:span><text:span text:style-name="T6">(sem usar o </text:span><text:span text:style-name="T5">&amp;</text:span><text:span text:style-name="T6"> ) e suspendê-los (apertando </text:span><text:span text:style-name="T5">ctrl+z</text:span><text:span text:style-name="T6"> ) após cada um começar a executar.</text:span></text:p>
        </text:list-item>
      </text:list>
      <text:p text:style-name="P2"><text:span text:style-name="T6">sleep 200</text:span></text:p>
      <text:p text:style-name="P2"><text:span text:style-name="T6">CTRL + Z</text:span></text:p>
      <text:p text:style-name="P2"><text:span text:style-name="T6">sleep 100</text:span></text:p>
      <text:p text:style-name="P2"><text:span text:style-name="T6">CTRL + Z</text:span></text:p>
      <text:p text:style-name="P2"><text:span text:style-name="T6">jobs</text:span></text:p>
      <text:p text:style-name="P2"><text:span text:style-name="T6">bg %jobnumber %2ndjobnumber</text:span></text:p>
      <text:list xml:id="list172148430932717" text:continue-numbering="true" text:style-name="WWNum1">
        <text:list-item>
          <text:p text:style-name="P1"><text:span text:style-name="T2">Verifique que apenas o processo </text:span><text:span text:style-name="T5">sleep 300</text:span><text:span text:style-name="T2"> está em execução com o comando </text:span><text:span text:style-name="T5">jobs</text:span><text:span text:style-name="T2"> . Suspenda a execução desse processo.<text:line-break/></text:span><text:span text:style-name="T6">Você vai precisar trazer o processo para </text:span><text:span text:style-name="T7">foreground </text:span><text:span text:style-name="T6">( </text:span><text:span text:style-name="T5">fg</text:span><text:span text:style-name="T6"> ) e suspendê-lo ( </text:span><text:span text:style-name="T5">ctrl+z</text:span><text:span text:style-name="T6"> ), ou enviar um sinal.</text:span></text:p>
        </text:list-item>
      </text:list>
      <text:p text:style-name="P2"><text:span text:style-name="T2">jobs</text:span></text:p>
      <text:p text:style-name="P2"><text:span text:style-name="T2">fg %jobnumber</text:span></text:p>
      <text:p text:style-name="P2"><text:soft-page-break/><text:span text:style-name="T2">CTRL + Z</text:span></text:p>
      <text:list xml:id="list172147825702021" text:continue-numbering="true" text:style-name="WWNum1">
        <text:list-item>
          <text:p text:style-name="P1"><text:span text:style-name="T2">Retome a execução do processo </text:span><text:span text:style-name="T5">sleep 100</text:span><text:span text:style-name="T2"> em background com o comando </text:span><text:span text:style-name="T5">bg</text:span><text:span text:style-name="T2"> .</text:span></text:p>
        </text:list-item>
      </text:list>
      <text:p text:style-name="P2"><text:span text:style-name="T2">jobs</text:span></text:p>
      <text:p text:style-name="P2"><text:span text:style-name="T2">bg %jobnumber</text:span></text:p>
      <text:list xml:id="list172149045240514" text:continue-numbering="true" text:style-name="WWNum1">
        <text:list-item>
          <text:p text:style-name="P1"><text:span text:style-name="T2">Termine a execução de todos os processos </text:span><text:span text:style-name="T5">sleep</text:span><text:span text:style-name="T2"> (mate os processos) .</text:span></text:p>
        </text:list-item>
      </text:list>
      <text:p text:style-name="P2"><text:span text:style-name="T2">killall slee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3be5"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237" meta:character-count="1217" meta:non-whitespace-character-count="1020"/>
    <meta:generator>LibreOfficeDev/6.0.5.2$Linux_X86_64 LibreOffice_project/</meta:generator>
  </office:meta>
</office:document-meta>
</file>